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officeooo:rsid="00103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459cc82-94dc-bc9a-5bfc-a8fccb6444e7"/>DESIGN DECISIONS</text:p>
      <text:p text:style-name="Text_20_body"/>
      <text:p text:style-name="P1">We chose to use Ocaml because its syntax allows us to write “switch” statements easily and clearly.</text:p>
      <text:p text:style-name="P1">It has great lexer and parser tool that makes writing a compiler very convenient.</text:p>
      <text:p text:style-name="Text_20_body"/>
      <text:p text:style-name="P1">- int, float literals are stored as a string in the parsing phase <text:span text:style-name="T1">so we don't need to deal with different types of int literals in the parser.</text:span></text:p>
      <text:p text:style-name="P1">- all identifiers can be types for now to allow user defined types, and the illegal type identifiers will be caught in the type checking phase.</text:p>
      <text:p text:style-name="P1">- allow all statements in the function body in the parser, and remove the statements are are non-terminal in the weeding phase, since the conditions for terminal statements are very comple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9:08:55.841090382</meta:creation-date>
    <dc:date>2015-02-16T19:10:09.140171780</dc:date>
    <meta:editing-duration>P0D</meta:editing-duration>
    <meta:editing-cycles>1</meta:editing-cycles>
    <meta:document-statistic meta:table-count="0" meta:image-count="0" meta:object-count="0" meta:page-count="1" meta:paragraph-count="6" meta:word-count="118" meta:character-count="671" meta:non-whitespace-character-count="559"/>
    <meta:generator>LibreOffice/4.2.7.2$Linux_X86_64 LibreOffice_project/420m0$Build-2</meta:generator>
  </office:meta>
</office:document-meta>
</file>